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lgorithm: Password crack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1. Crack all hints (Bulk load – no batches) via brute-force all possible combinations of sub-alphabets (alphabet – 1 char).</text:p>
                <text:list>
                  <text:list-item>
                    <text:p>Each ready worker gets 100 possibilities to try</text:p>
                  </text:list-item>
                </text:list>
              </text:list-item>
              <text:list-item>
                <text:p>2. Crack all passwords via brute-force</text:p>
                <text:list>
                  <text:list-item>
                    <text:p>Each ready worker brute forces one password (master calculates reduced alphabet based on hi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4T22:13:01.946000000</meta:creation-date>
    <dc:date>2019-11-24T22:17:10.413000000</dc:date>
    <meta:editing-duration>PT4M10S</meta:editing-duration>
    <meta:editing-cycles>1</meta:editing-cycles>
    <meta:document-statistic meta:object-count="25"/>
    <meta:generator>LibreOffice/6.3.0.4$Windows_X86_64 LibreOffice_project/057fc023c990d676a43019934386b85b21a9ee99</meta:generator>
  </office:meta>
</office:document-meta>
</file>